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Code">
      <style:text-properties officeooo:paragraph-rsid="003152f6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rsid="0026c70c"/>
    </style:style>
    <style:style style:name="P24" style:family="paragraph" style:parent-style-name="Heading_20_1">
      <style:text-properties officeooo:rsid="0026c70c" officeooo:paragraph-rsid="0026c70c"/>
    </style:style>
    <style:style style:name="P25" style:family="paragraph" style:parent-style-name="Heading_20_1">
      <style:text-properties officeooo:rsid="0035837f" officeooo:paragraph-rsid="0035837f"/>
    </style:style>
    <style:style style:name="P26" style:family="paragraph" style:parent-style-name="Heading_20_1">
      <style:paragraph-properties fo:break-before="page"/>
      <style:text-properties officeooo:rsid="002255a7" officeooo:paragraph-rsid="002255a7"/>
    </style:style>
    <style:style style:name="P27" style:family="paragraph" style:parent-style-name="Text_20_body" style:list-style-name="L1">
      <style:text-properties officeooo:rsid="00277158" officeooo:paragraph-rsid="00277158"/>
    </style:style>
    <style:style style:name="P28" style:family="paragraph" style:parent-style-name="Text_20_body" style:list-style-name="L2">
      <style:text-properties officeooo:rsid="002e8a84" officeooo:paragraph-rsid="002e8a84"/>
    </style:style>
    <style:style style:name="P29" style:family="paragraph" style:parent-style-name="Text_20_body" style:list-style-name="L3">
      <style:text-properties officeooo:rsid="0028d6a9" officeooo:paragraph-rsid="0028d6a9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Implementation - Rypto</text:span><text:line-break/><text:date style:data-style-name="N10076" text:date-value="2017-04-12T11:13:49.639704711">April 12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17"><text:a xlink:type="simple" xlink:href="#__RefHeading___Toc114_700232704" text:style-name="Index_20_Link" text:visited-style-name="Index_20_Link">Preface<text:tab/>2</text:a></text:p>
          <text:p text:style-name="P17"><text:a xlink:type="simple" xlink:href="#__RefHeading___Toc97_1780184291" text:style-name="Index_20_Link" text:visited-style-name="Index_20_Link">General structure<text:tab/>2</text:a></text:p>
          <text:p text:style-name="P17"><text:a xlink:type="simple" xlink:href="#__RefHeading___Toc290_762436818" text:style-name="Index_20_Link" text:visited-style-name="Index_20_Link">Tool chain<text:tab/>2</text:a></text:p>
          <text:p text:style-name="P17"><text:a xlink:type="simple" xlink:href="#__RefHeading___Toc99_512451262" text:style-name="Index_20_Link" text:visited-style-name="Index_20_Link">Library aes<text:tab/>2</text:a></text:p>
          <text:p text:style-name="P18"><text:a xlink:type="simple" xlink:href="#__RefHeading___Toc101_512451262" text:style-name="Index_20_Link" text:visited-style-name="Index_20_Link">Types<text:tab/>2</text:a></text:p>
          <text:p text:style-name="P18"><text:a xlink:type="simple" xlink:href="#__RefHeading___Toc103_512451262" text:style-name="Index_20_Link" text:visited-style-name="Index_20_Link">Functions<text:tab/>3</text:a></text:p>
          <text:p text:style-name="P19"><text:a xlink:type="simple" xlink:href="#__RefHeading___Toc292_762436818" text:style-name="Index_20_Link" text:visited-style-name="Index_20_Link">AES_KeyExpansion<text:tab/>3</text:a></text:p>
          <text:p text:style-name="P19"><text:a xlink:type="simple" xlink:href="#__RefHeading___Toc294_762436818" text:style-name="Index_20_Link" text:visited-style-name="Index_20_Link">AES_encrypt<text:tab/>3</text:a></text:p>
          <text:p text:style-name="P19"><text:a xlink:type="simple" xlink:href="#__RefHeading___Toc296_762436818" text:style-name="Index_20_Link" text:visited-style-name="Index_20_Link">AES_decrypt<text:tab/>3</text:a></text:p>
          <text:p text:style-name="P17"><text:a xlink:type="simple" xlink:href="#__RefHeading___Toc211_1798693468" text:style-name="Index_20_Link" text:visited-style-name="Index_20_Link">Main program – rypto<text:tab/>3</text:a></text:p>
          <text:p text:style-name="P17"><text:a xlink:type="simple" xlink:href="#__RefHeading___Toc105_512451262" text:style-name="Index_20_Link" text:visited-style-name="Index_20_Link">Performance<text:tab/>3</text:a></text:p>
          <text:p text:style-name="P17"><text:a xlink:type="simple" xlink:href="#__RefHeading___Toc107_512451262" text:style-name="Index_20_Link" text:visited-style-name="Index_20_Link">Missing features, possible new features<text:tab/>3</text:a></text:p>
          <text:p text:style-name="P17"><text:a xlink:type="simple" xlink:href="#__RefHeading___Toc1624_1087181441" text:style-name="Index_20_Link" text:visited-style-name="Index_20_Link">References<text:tab/>4</text:a></text:p>
        </text:index-body>
      </text:table-of-content>
      <text:p text:style-name="Text_20_body"/>
      <text:h text:style-name="P22" text:outline-level="1"/>
      <text:h text:style-name="P26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3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5321467499095317402" text:style-name="L1">
        <text:list-item>
          <text:p text:style-name="P27">Library aes – all of the AES-related functionality</text:p>
        </text:list-item>
        <text:list-item>
          <text:p text:style-name="P27">Executable rypto – user interface</text:p>
        </text:list-item>
        <text:list-item>
          <text:p text:style-name="P27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8154461038250563296" text:style-name="L2">
        <text:list-item>
          <text:p text:style-name="P28">gradle tool</text:p>
        </text:list-item>
        <text:list-item>
          <text:p text:style-name="P28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6800321147591858403" text:style-name="L3">
        <text:list-item>
          <text:p text:style-name="P29">AES_byte (8-bit unsigned integer)</text:p>
        </text:list-item>
        <text:list-item>
          <text:p text:style-name="P29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5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5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5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4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WIKI001: Wikipedia, Rijndael mix columns, 2017, https://en.wikipedia.org/wiki/Rijndael_mix_columns</text:p>
          <text:p text:style-name="P16">GITHUB01: kokke, Small portable AES128 in C , 2017, https://github.com/kokke/tiny-AES128-C</text:p>
          <text:p text:style-name="P16">GITHUB02: Huertas, Dani, AES algorithm implementation in C, 2016, https://github.com/dhuertas/AES</text:p>
          <text:p text:style-name="P16">CONTE01: Conte, Brad, Implementation of AES in C, 2006, http://bradconte.com/aes_c</text:p>
          <text:p text:style-name="P16">WIKI003: Wikipedia, Padding (cryptography), 2017, https://en.wikipedia.org/wiki/Padding_%28cryptography%29#PKCS7</text:p>
          <text:p text:style-name="P16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2T11:13:49.595930000</dc:date>
    <dc:creator>Riku Kalinen</dc:creator>
    <meta:editing-duration>PT1H24M14S</meta:editing-duration>
    <meta:editing-cycles>22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65" meta:word-count="421" meta:character-count="3168" meta:non-whitespace-character-count="2717"/>
  </office:meta>
</office:document-meta>
</file>